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1cm" fo:min-width="4.26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7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1cm" fo:min-width="5.3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1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6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6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1cm" fo:min-width="1.47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1cm" fo:min-width="3.201cm"/>
    </style:style>
    <style:style style:name="gr9" style:family="graphic" style:parent-style-name="objectwithoutfill">
      <style:graphic-properties svg:stroke-width="0.076cm" draw:marker-start-width="0.381cm" draw:marker-end="Symmetric_20_Arrow" draw:marker-end-width="0.381cm" draw:fill="none" draw:textarea-vertical-align="middle" fo:padding-top="0.163cm" fo:padding-bottom="0.163cm" fo:padding-left="0.288cm" fo:padding-right="0.288cm"/>
    </style:style>
    <style:style style:name="gr10" style:family="graphic" style:parent-style-name="objectwithoutfill">
      <style:graphic-properties draw:stroke="dash" draw:stroke-dash="Fine_20_Dashed" svg:stroke-width="0.025cm" draw:marker-start-width="0.305cm" draw:marker-end="Symmetric_20_Arrow" draw:marker-end-width="0.305cm" draw:fill="none" draw:textarea-vertical-align="middle" fo:padding-top="0.138cm" fo:padding-bottom="0.138cm" fo:padding-left="0.263cm" fo:padding-right="0.263cm"/>
    </style:style>
    <style:style style:name="gr11" style:family="graphic" style:parent-style-name="objectwithoutfill">
      <style:graphic-properties svg:stroke-width="0.025cm" draw:marker-start-width="0.229cm" draw:marker-end="Symmetric_20_Arrow" draw:marker-end-width="0.33cm" draw:fill="none" draw:textarea-vertical-align="middle" fo:padding-top="0.137cm" fo:padding-bottom="0.137cm" fo:padding-left="0.262cm" fo:padding-right="0.262cm"/>
    </style:style>
    <style:style style:name="gr12" style:family="graphic" style:parent-style-name="objectwithoutfill">
      <style:graphic-properties svg:stroke-width="0.025cm" draw:marker-start="Symmetric_20_Arrow" draw:marker-start-width="0.229cm" draw:marker-end="" draw:marker-end-width="0.33cm" draw:fill="none" draw:textarea-vertical-align="middle" fo:padding-top="0.137cm" fo:padding-bottom="0.137cm" fo:padding-left="0.262cm" fo:padding-right="0.262cm"/>
    </style:style>
    <style:style style:name="gr13" style:family="graphic" style:parent-style-name="objectwithoutfill">
      <style:graphic-properties svg:stroke-width="0.076cm" draw:marker-start-width="0.305cm" draw:marker-end="Symmetric_20_Arrow" draw:marker-end-width="0.406cm" draw:fill="none" draw:textarea-vertical-align="middle" fo:padding-top="0.162cm" fo:padding-bottom="0.162cm" fo:padding-left="0.287cm" fo:padding-right="0.287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.765cm" svg:height="0.962cm" svg:x="0cm" svg:y="0.151cm">
          <draw:text-box>
            <text:p>fawww</text:p>
          </draw:text-box>
        </draw:frame>
        <draw:frame draw:style-name="gr2" draw:layer="layout" svg:width="3.299cm" svg:height="0.962cm" svg:x="2.707cm" svg:y="9.999cm">
          <draw:text-box>
            <text:p>i2ww</text:p>
          </draw:text-box>
        </draw:frame>
        <draw:frame draw:style-name="gr3" draw:layer="layout" svg:width="5.864cm" svg:height="0.962cm" svg:x="5.597cm" svg:y="0.151cm">
          <draw:text-box>
            <text:p>fawhoh3o</text:p>
          </draw:text-box>
        </draw:frame>
        <draw:frame draw:style-name="gr4" xml:id="id1" draw:id="id1" draw:layer="layout" svg:width="3.669cm" svg:height="0.962cm" svg:x="7.509cm" svg:y="10.033cm">
          <draw:text-box>
            <text:p>i3h3ow</text:p>
          </draw:text-box>
        </draw:frame>
        <draw:frame draw:style-name="gr5" xml:id="id2" draw:id="id2" draw:layer="layout" svg:width="2.297cm" svg:height="0.962cm" svg:x="15.101cm" svg:y="10.033cm">
          <draw:text-box>
            <text:p>mdww</text:p>
          </draw:text-box>
        </draw:frame>
        <draw:frame draw:style-name="gr6" draw:layer="layout" svg:width="3.115cm" svg:height="1.013cm" svg:x="12.412cm" svg:y="0.1cm">
          <draw:text-box>
            <text:p>i6whow</text:p>
          </draw:text-box>
        </draw:frame>
        <draw:frame draw:style-name="gr7" draw:layer="layout" svg:width="2.153cm" svg:height="0.962cm" svg:x="14.001cm" svg:y="4.96cm">
          <draw:text-box>
            <text:p>i8how</text:p>
          </draw:text-box>
        </draw:frame>
        <draw:frame draw:style-name="gr8" draw:layer="layout" svg:width="3.701cm" svg:height="0.962cm" svg:x="13.599cm" svg:y="7.434cm">
          <draw:text-box>
            <text:p>mdhoh3o</text:p>
          </draw:text-box>
        </draw:frame>
        <draw:connector draw:style-name="gr9" draw:text-style-name="P1" draw:layer="layout" draw:type="line" svg:x1="6.3cm" svg:y1="10.463cm" svg:x2="7.33cm" svg:y2="10.463cm" svg:d="M6300 10463h1030" svg:viewBox="0 0 1031 1">
          <text:p/>
        </draw:connector>
        <draw:connector draw:style-name="gr9" draw:text-style-name="P1" draw:layer="layout" draw:type="line" svg:x1="11.178cm" svg:y1="10.514cm" svg:x2="15.101cm" svg:y2="10.514cm" draw:start-shape="id1" draw:start-glue-point="1" draw:end-shape="id2" draw:end-glue-point="3" svg:d="M11178 10514h3923" svg:viewBox="0 0 3924 1">
          <text:p/>
        </draw:connector>
        <draw:connector draw:style-name="gr9" draw:text-style-name="P1" draw:layer="layout" draw:type="line" svg:x1="6.993cm" svg:y1="1.3cm" svg:x2="9.343cm" svg:y2="10.033cm" draw:end-shape="id1" draw:end-glue-point="0" svg:d="M6993 1300l2350 8733" svg:viewBox="0 0 2351 8734">
          <text:p/>
        </draw:connector>
        <draw:line draw:style-name="gr10" draw:text-style-name="P2" draw:layer="layout" svg:x1="13.6cm" svg:y1="1.2cm" svg:x2="14cm" svg:y2="2.4cm">
          <text:p/>
        </draw:line>
        <draw:line draw:style-name="gr9" draw:text-style-name="P2" draw:layer="layout" svg:x1="14.918cm" svg:y1="5.84cm" svg:x2="15.376cm" svg:y2="7.489cm">
          <text:p/>
        </draw:line>
        <draw:line draw:style-name="gr9" draw:text-style-name="P2" draw:layer="layout" svg:x1="15.65cm" svg:y1="8.314cm" svg:x2="16.108cm" svg:y2="10.055cm">
          <text:p/>
        </draw:line>
        <draw:connector draw:style-name="gr9" draw:text-style-name="P1" draw:layer="layout" draw:type="line" svg:x1="1.999cm" svg:y1="1.477cm" svg:x2="4.358cm" svg:y2="10.022cm" svg:d="M1999 1477l2359 8545" svg:viewBox="0 0 2360 8546">
          <text:p/>
        </draw:connector>
        <draw:frame draw:style-name="gr4" draw:layer="layout" svg:width="3.669cm" svg:height="0.962cm" svg:x="9.131cm" svg:y="12.638cm">
          <draw:text-box>
            <text:p>i2hoh3o</text:p>
          </draw:text-box>
        </draw:frame>
        <draw:line draw:style-name="gr11" draw:text-style-name="P2" draw:layer="layout" svg:x1="6.3cm" svg:y1="10.9cm" svg:x2="10.1cm" svg:y2="12.7cm">
          <text:p/>
        </draw:line>
        <draw:line draw:style-name="gr11" draw:text-style-name="P2" draw:layer="layout" svg:x1="10.5cm" svg:y1="12.7cm" svg:x2="9.7cm" svg:y2="10.9cm">
          <text:p/>
        </draw:line>
        <draw:line draw:style-name="gr11" draw:text-style-name="P2" draw:layer="layout" svg:x1="11cm" svg:y1="12.7cm" svg:x2="13.8cm" svg:y2="5.8cm">
          <text:p/>
        </draw:line>
        <draw:frame draw:style-name="gr4" draw:layer="layout" svg:width="3.669cm" svg:height="0.962cm" svg:x="3.131cm" svg:y="12.638cm">
          <draw:text-box>
            <text:p>i13h3oh3o</text:p>
          </draw:text-box>
        </draw:frame>
        <draw:line draw:style-name="gr11" draw:text-style-name="P2" draw:layer="layout" svg:x1="8.7cm" svg:y1="10.9cm" svg:x2="5.3cm" svg:y2="12.7cm">
          <text:p/>
        </draw:line>
        <draw:line draw:style-name="gr11" draw:text-style-name="P2" draw:layer="layout" svg:x1="6.2cm" svg:y1="10.1cm" svg:x2="13.6cm" svg:y2="5.7cm">
          <text:p/>
        </draw:line>
        <draw:line draw:style-name="gr11" draw:text-style-name="P2" draw:layer="layout" svg:x1="9.8cm" svg:y1="10.2cm" svg:x2="13.6cm" svg:y2="7.9cm">
          <text:p/>
        </draw:line>
        <draw:line draw:style-name="gr11" draw:text-style-name="P2" draw:layer="layout" svg:x1="4.8cm" svg:y1="1cm" svg:x2="12.2cm" svg:y2="1cm">
          <text:p/>
        </draw:line>
        <draw:frame draw:style-name="gr6" draw:layer="layout" svg:width="3.115cm" svg:height="1.013cm" svg:x="13.285cm" svg:y="2.387cm">
          <draw:text-box>
            <text:p>i7whow</text:p>
          </draw:text-box>
        </draw:frame>
        <draw:frame draw:style-name="gr6" draw:layer="layout" svg:width="3.453cm" svg:height="1.013cm" svg:x="7.9cm" svg:y="1.7cm">
          <draw:text-box>
            <text:p>i6hohoh3o</text:p>
          </draw:text-box>
        </draw:frame>
        <draw:frame draw:style-name="gr6" draw:layer="layout" svg:width="3.453cm" svg:height="1.013cm" svg:x="8.347cm" svg:y="3.7cm">
          <draw:text-box>
            <text:p>i7hohoh3o</text:p>
          </draw:text-box>
        </draw:frame>
        <draw:line draw:style-name="gr11" draw:text-style-name="P2" draw:layer="layout" svg:x1="12.7cm" svg:y1="1.1cm" svg:x2="11.2cm" svg:y2="1.8cm">
          <text:p/>
        </draw:line>
        <draw:line draw:style-name="gr11" draw:text-style-name="P2" draw:layer="layout" svg:x1="10.2cm" svg:y1="2.6cm" svg:x2="10.6cm" svg:y2="3.9cm">
          <text:p/>
        </draw:line>
        <draw:line draw:style-name="gr11" draw:text-style-name="P2" draw:layer="layout" svg:x1="12.2cm" svg:y1="3.9cm" svg:x2="13.4cm" svg:y2="2.9cm">
          <text:p/>
        </draw:line>
        <draw:line draw:style-name="gr11" draw:text-style-name="P2" draw:layer="layout" svg:x1="11cm" svg:y1="4.5cm" svg:x2="13.8cm" svg:y2="7.5cm">
          <text:p/>
        </draw:line>
        <draw:line draw:style-name="gr11" draw:text-style-name="P2" draw:layer="layout" svg:x1="14.5cm" svg:y1="5.9cm" svg:x2="15.7cm" svg:y2="10cm">
          <text:p/>
        </draw:line>
        <draw:line draw:style-name="gr11" draw:text-style-name="P2" draw:layer="layout" svg:x1="14.6cm" svg:y1="3.2cm" svg:x2="16.5cm" svg:y2="10.1cm">
          <text:p/>
        </draw:line>
        <draw:frame draw:style-name="gr5" draw:layer="layout" svg:width="2.75cm" svg:height="0.962cm" svg:x="8.85cm" svg:y="5.4cm">
          <draw:text-box>
            <text:p>i14hoho</text:p>
          </draw:text-box>
        </draw:frame>
        <draw:line draw:style-name="gr12" draw:text-style-name="P2" draw:layer="layout" svg:x1="12.2cm" svg:y1="5.6cm" svg:x2="14cm" svg:y2="5.4cm">
          <text:p/>
        </draw:line>
        <draw:connector draw:style-name="gr9" draw:text-style-name="P1" draw:layer="layout" draw:type="line" svg:x1="10.681cm" svg:y1="0.572cm" svg:x2="12.181cm" svg:y2="0.572cm" svg:d="M10681 572h1500" svg:viewBox="0 0 1501 1">
          <text:p/>
        </draw:connector>
        <draw:line draw:style-name="gr13" draw:text-style-name="P2" draw:layer="layout" svg:x1="14.4cm" svg:y1="1.2cm" svg:x2="15.6cm" svg:y2="5cm">
          <text:p/>
        </draw:line>
        <draw:connector draw:style-name="gr9" draw:text-style-name="P1" draw:layer="layout" draw:type="line" svg:x1="4.27cm" svg:y1="0.6cm" svg:x2="5.3cm" svg:y2="0.6cm" svg:d="M4270 600h1030" svg:viewBox="0 0 103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13.7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6T14:07:25.115552061</meta:creation-date>
    <dc:date>2016-12-16T18:09:36.189785286</dc:date>
    <meta:editing-duration>PT1H20M18S</meta:editing-duration>
    <meta:editing-cycles>19</meta:editing-cycles>
    <meta:generator>LibreOffice/4.2.8.2$Linux_X86_64 LibreOffice_project/420m0$Build-2</meta:generator>
    <dc:creator>I. Ulidowski</dc:creator>
    <meta:document-statistic meta:object-count="38"/>
  </office:meta>
</office:document-meta>
</file>